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T1"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tle: <text:span text:style-name="T1">Kingpin</text:span></text:p>
      <text:p text:style-name="Standard"><text:span text:style-name="T1"/></text:p>
      <text:p text:style-name="P1">General Administrative Details</text:p>
      <text:p text:style-name="P2">Players: 2</text:p>
      <text:p text:style-name="P2">Suggested ages: <text:s/>13 to 100 years old</text:p>
      <text:p text:style-name="P2">Average playtime: <text:s/>10 – 30 minutes</text:p>
      <text:p text:style-name="P2"/>
      <text:p text:style-name="P1">Introduction</text:p>
      <text:p text:style-name="P1"><text:span text:style-name="T1">An infamous crime boss, known in the city as “Kingpin”, has finally been captured by law enforcement agents, and has been placed in a maximum security prison. <text:s/>However, no crime boss is without his loyal henchmen, and Kingpin is no different. <text:s/>Through no small effort, these thugs have staged a prison break, and have gotten as far as unlocking the cell that holds their master – just as more backup law enforcement has arrived.</text:span></text:p>
      <text:p text:style-name="P1"><text:span text:style-name="T1"/></text:p>
      <text:p text:style-name="P1"><text:span text:style-name="T1">Now, as the best laid plans run awry, it is up to the criminals to escape and return to their nefarious lifestyles, and the law to catch them all before they get away. <text:s/>Will the Kingpin continue his reign over the city, or will he be put away for good?</text:span></text:p>
      <text:p text:style-name="P1"><text:span text:style-name="T1"/></text:p>
      <text:p text:style-name="P1">Summary of systems and objectives</text:p>
      <text:p text:style-name="P2">In the game, one player controls all the criminals, and one player controls the guards. <text:s/>The game is played in a series of rounds. <text:s/>During each round, the players roll dice to determ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2-16T14:48:41.13</meta:creation-date>
    <meta:document-statistic meta:table-count="0" meta:image-count="0" meta:object-count="0" meta:page-count="1" meta:paragraph-count="10" meta:word-count="183" meta:character-count="1034"/>
    <dc:date>2018-02-16T15:01:02.22</dc:date>
    <meta:editing-duration>PT12M21S</meta:editing-duration>
    <meta:editing-cycles>1</meta:editing-cycles>
    <meta:generator>OpenOffice/4.1.3$Win32 OpenOffice.org_project/413m1$Build-9783</meta:generator>
  </office:meta>
</office:document-meta>
</file>